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3pt" style:text-underline-style="solid" style:text-underline-width="auto" style:text-underline-color="font-color" officeooo:paragraph-rsid="00118433" style:font-size-asian="11.3500003814697pt" style:font-size-complex="13pt"/>
    </style:style>
    <style:style style:name="P2" style:family="paragraph" style:parent-style-name="Standard">
      <style:paragraph-properties fo:text-align="center" style:justify-single-word="false"/>
      <style:text-properties fo:font-size="13pt" style:text-underline-style="solid" style:text-underline-width="auto" style:text-underline-color="font-color" fo:font-weight="normal" officeooo:rsid="00118433" officeooo:paragraph-rsid="00118433"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18433" officeooo:paragraph-rsid="00118433"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none" officeooo:rsid="00118433" officeooo:paragraph-rsid="00118433" style:font-size-asian="11.3500003814697pt" style:font-size-complex="13pt"/>
    </style:style>
    <style:style style:name="P5" style:family="paragraph" style:parent-style-name="Standard">
      <style:paragraph-properties fo:text-align="start" style:justify-single-word="false"/>
      <style:text-properties fo:font-size="13pt" style:text-underline-style="none" officeooo:rsid="0012896d" officeooo:paragraph-rsid="00118433" style:font-size-asian="11.3500003814697pt" style:font-size-complex="13pt"/>
    </style:style>
    <style:style style:name="P6" style:family="paragraph" style:parent-style-name="Standard">
      <style:paragraph-properties fo:text-align="start" style:justify-single-word="false"/>
      <style:text-properties fo:font-size="13pt" style:text-underline-style="none" fo:font-weight="normal" officeooo:rsid="00153b32" officeooo:paragraph-rsid="00118433"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style:text-underline-style="none" fo:font-weight="normal" officeooo:rsid="001bd917" officeooo:paragraph-rsid="00118433"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17ab0e" officeooo:paragraph-rsid="00118433"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none" fo:font-weight="normal" officeooo:rsid="00118433" officeooo:paragraph-rsid="00118433"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style:text-underline-style="none" fo:font-weight="normal" officeooo:rsid="001f8884" officeooo:paragraph-rsid="00118433"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style:text-underline-style="none" fo:font-weight="normal" officeooo:rsid="001d1c1e" officeooo:paragraph-rsid="001d1c1e"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style:text-underline-style="none" fo:font-weight="normal" officeooo:rsid="001f99c1" officeooo:paragraph-rsid="001e6ba5"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style:text-underline-style="none" fo:font-weight="normal" officeooo:rsid="002163d2" officeooo:paragraph-rsid="002163d2"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style:text-underline-style="none" fo:font-weight="normal" officeooo:rsid="00216d4e" officeooo:paragraph-rsid="00216d4e"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222c8f" officeooo:paragraph-rsid="00222c8f"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23efc6" officeooo:paragraph-rsid="0023efc6"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23efc6" officeooo:paragraph-rsid="0024722e"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style:text-underline-style="none" fo:font-weight="normal" officeooo:rsid="0024722e" officeooo:paragraph-rsid="0024722e"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style:text-underline-style="none" fo:font-weight="normal" officeooo:rsid="00272e05" officeooo:paragraph-rsid="00118433"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style:text-underline-style="none" fo:font-weight="normal" officeooo:rsid="00274ded" officeooo:paragraph-rsid="00118433"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style:text-underline-style="none" fo:font-weight="normal" officeooo:rsid="0025df96" officeooo:paragraph-rsid="0018b98d" style:font-size-asian="13pt" style:font-weight-asian="normal" style:font-size-complex="13pt" style:font-weight-complex="normal"/>
    </style:style>
    <style:style style:name="P22" style:family="paragraph" style:parent-style-name="Standard">
      <style:text-properties fo:font-size="13pt" officeooo:paragraph-rsid="0018b98d" style:font-size-asian="13pt" style:font-size-complex="13pt"/>
    </style:style>
    <style:style style:name="P23" style:family="paragraph" style:parent-style-name="Standard">
      <style:text-properties fo:font-size="13pt" officeooo:rsid="0017fabd" officeooo:paragraph-rsid="0018b98d" style:font-size-asian="13pt" style:font-size-complex="13pt"/>
    </style:style>
    <style:style style:name="P24" style:family="paragraph" style:parent-style-name="Standard">
      <style:text-properties fo:font-size="13pt" fo:font-weight="bold" officeooo:rsid="0017fabd" officeooo:paragraph-rsid="0018b98d" style:font-size-asian="13pt" style:font-weight-asian="bold" style:font-size-complex="13pt" style:font-weight-complex="bold"/>
    </style:style>
    <style:style style:name="P25" style:family="paragraph" style:parent-style-name="Standard">
      <style:text-properties fo:font-size="13pt" fo:font-weight="normal" officeooo:paragraph-rsid="0018b98d" style:font-size-asian="13pt" style:font-weight-asian="normal" style:font-size-complex="13pt" style:font-weight-complex="normal"/>
    </style:style>
    <style:style style:name="P26" style:family="paragraph" style:parent-style-name="Standard">
      <style:text-properties fo:font-size="13pt" fo:font-weight="normal" officeooo:rsid="00195703" officeooo:paragraph-rsid="0018b98d" style:font-size-asian="13pt" style:font-weight-asian="normal" style:font-size-complex="13pt" style:font-weight-complex="normal"/>
    </style:style>
    <style:style style:name="P27" style:family="paragraph" style:parent-style-name="Standard">
      <style:text-properties fo:font-size="13pt" fo:font-weight="normal" officeooo:rsid="001a3317" officeooo:paragraph-rsid="0018b98d" style:font-size-asian="13pt" style:font-weight-asian="normal" style:font-size-complex="13pt" style:font-weight-complex="normal"/>
    </style:style>
    <style:style style:name="P28" style:family="paragraph" style:parent-style-name="Standard">
      <style:text-properties fo:font-size="13pt" fo:font-weight="normal" officeooo:rsid="0023b25f" officeooo:paragraph-rsid="0018b98d" style:font-size-asian="13pt" style:font-weight-asian="normal" style:font-size-complex="13pt" style:font-weight-complex="normal"/>
    </style:style>
    <style:style style:name="P29" style:family="paragraph" style:parent-style-name="Standard">
      <style:paragraph-properties fo:text-align="center" style:justify-single-word="false"/>
      <style:text-properties fo:font-size="15pt" style:text-underline-style="solid" style:text-underline-width="auto" style:text-underline-color="font-color" officeooo:rsid="00118433" officeooo:paragraph-rsid="00118433" style:font-size-asian="13.1000003814697pt" style:font-size-complex="15pt"/>
    </style:style>
    <style:style style:name="P30" style:family="paragraph" style:parent-style-name="Standard">
      <style:paragraph-properties fo:text-align="start" style:justify-single-word="false"/>
      <style:text-properties fo:font-size="15pt" style:text-underline-style="solid" style:text-underline-width="auto" style:text-underline-color="font-color" officeooo:rsid="00118433" officeooo:paragraph-rsid="00118433" style:font-size-asian="13.1000003814697pt" style:font-size-complex="15pt"/>
    </style:style>
    <style:style style:name="P3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18433" officeooo:paragraph-rsid="00118433" style:font-size-asian="13.1000003814697pt" style:font-weight-asian="bold" style:font-size-complex="15pt" style:font-weight-complex="bold"/>
    </style:style>
    <style:style style:name="P32"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18433" officeooo:paragraph-rsid="00118433" style:font-size-asian="13.1000003814697pt" style:font-weight-asian="normal" style:font-size-complex="15pt" style:font-weight-complex="normal"/>
    </style:style>
    <style:style style:name="P3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18433" officeooo:paragraph-rsid="00118433"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font-size="15pt" style:text-underline-style="none" fo:font-weight="normal" officeooo:rsid="00118433" officeooo:paragraph-rsid="00118433" style:font-size-asian="13.1000003814697pt" style:font-weight-asian="normal" style:font-size-complex="15pt" style:font-weight-complex="normal"/>
    </style:style>
    <style:style style:name="P35" style:family="paragraph" style:parent-style-name="Standard">
      <style:paragraph-properties fo:text-align="center" style:justify-single-word="false"/>
      <style:text-properties fo:font-size="15pt" style:text-underline-style="none" fo:font-weight="normal" officeooo:rsid="00118433" officeooo:paragraph-rsid="00118433" style:font-size-asian="13.1000003814697pt" style:font-weight-asian="normal" style:font-size-complex="15pt" style:font-weight-complex="normal"/>
    </style:style>
    <style:style style:name="P36" style:family="paragraph" style:parent-style-name="Standard">
      <style:paragraph-properties fo:text-align="start" style:justify-single-word="false"/>
      <style:text-properties fo:font-weight="bold" officeooo:paragraph-rsid="001d1c1e" style:font-weight-asian="bold" style:font-weight-complex="bold"/>
    </style:style>
    <style:style style:name="P37" style:family="paragraph" style:parent-style-name="Standard">
      <style:paragraph-properties fo:text-align="start" style:justify-single-word="false"/>
      <style:text-properties fo:font-weight="normal" officeooo:paragraph-rsid="001e6ba5" style:font-weight-asian="normal" style:font-weight-complex="normal"/>
    </style:style>
    <style:style style:name="P38" style:family="paragraph" style:parent-style-name="Standard">
      <style:paragraph-properties fo:text-align="start" style:justify-single-word="false"/>
      <style:text-properties fo:font-weight="normal" officeooo:paragraph-rsid="00222c8f" style:font-weight-asian="normal" style:font-weight-complex="normal"/>
    </style:style>
    <style:style style:name="P39" style:family="paragraph" style:parent-style-name="Standard">
      <style:paragraph-properties fo:text-align="start" style:justify-single-word="false"/>
      <style:text-properties fo:font-weight="normal" officeooo:paragraph-rsid="0024722e" style:font-weight-asian="normal" style:font-weight-complex="normal"/>
    </style:style>
    <style:style style:name="P40" style:family="paragraph" style:parent-style-name="Standard" style:list-style-name="L1">
      <style:text-properties fo:font-size="13pt" fo:font-weight="bold" officeooo:rsid="0017fabd" officeooo:paragraph-rsid="0018b98d" style:font-size-asian="13pt" style:font-weight-asian="bold" style:font-size-complex="13pt" style:font-weight-complex="bold"/>
    </style:style>
    <style:style style:name="P41" style:family="paragraph" style:parent-style-name="Standard" style:list-style-name="L2">
      <style:text-properties fo:font-size="13pt" fo:font-weight="bold" officeooo:paragraph-rsid="0018b98d" style:font-size-asian="13pt" style:font-weight-asian="bold" style:font-size-complex="13pt" style:font-weight-complex="bold"/>
    </style:style>
    <style:style style:name="P42" style:family="paragraph" style:parent-style-name="Standard" style:list-style-name="L3">
      <style:text-properties fo:font-size="13pt" fo:font-weight="bold" officeooo:rsid="0025df96" officeooo:paragraph-rsid="0018b98d" style:font-size-asian="13pt" style:font-weight-asian="bold" style:font-size-complex="13pt" style:font-weight-complex="bold"/>
    </style:style>
    <style:style style:name="P43" style:family="paragraph" style:parent-style-name="Standard" style:list-style-name="L4">
      <style:paragraph-properties fo:text-align="start" style:justify-single-word="false"/>
      <style:text-properties fo:font-size="13pt" style:text-underline-style="none" fo:font-weight="bold" officeooo:rsid="001d1c1e" officeooo:paragraph-rsid="001d1c1e" style:font-size-asian="11.3500003814697pt" style:font-weight-asian="bold" style:font-size-complex="13pt" style:font-weight-complex="bold"/>
    </style:style>
    <style:style style:name="P44" style:family="paragraph" style:parent-style-name="Standard" style:list-style-name="L5">
      <style:paragraph-properties fo:text-align="start" style:justify-single-word="false"/>
      <style:text-properties fo:font-size="13pt" style:text-underline-style="none" fo:font-weight="bold" officeooo:rsid="001e6ba5" officeooo:paragraph-rsid="001e6ba5" style:font-size-asian="11.3500003814697pt" style:font-weight-asian="bold" style:font-size-complex="13pt" style:font-weight-complex="bold"/>
    </style:style>
    <style:style style:name="P45" style:family="paragraph" style:parent-style-name="Standard" style:list-style-name="L6">
      <style:paragraph-properties fo:text-align="start" style:justify-single-word="false"/>
      <style:text-properties fo:font-size="13pt" style:text-underline-style="none" fo:font-weight="bold" officeooo:rsid="002163d2" officeooo:paragraph-rsid="002163d2" style:font-size-asian="11.3500003814697pt" style:font-weight-asian="bold" style:font-size-complex="13pt" style:font-weight-complex="bold"/>
    </style:style>
    <style:style style:name="P46" style:family="paragraph" style:parent-style-name="Standard" style:list-style-name="L7">
      <style:paragraph-properties fo:text-align="start" style:justify-single-word="false"/>
      <style:text-properties fo:font-size="13pt" style:text-underline-style="none" fo:font-weight="bold" officeooo:rsid="00216d4e" officeooo:paragraph-rsid="00216d4e" style:font-size-asian="11.3500003814697pt" style:font-weight-asian="bold" style:font-size-complex="13pt" style:font-weight-complex="bold"/>
    </style:style>
    <style:style style:name="P47" style:family="paragraph" style:parent-style-name="Standard" style:list-style-name="L8">
      <style:paragraph-properties fo:text-align="start" style:justify-single-word="false"/>
      <style:text-properties fo:font-size="13pt" style:text-underline-style="none" fo:font-weight="bold" officeooo:rsid="00222c8f" officeooo:paragraph-rsid="00222c8f" style:font-size-asian="11.3500003814697pt" style:font-weight-asian="bold" style:font-size-complex="13pt" style:font-weight-complex="bold"/>
    </style:style>
    <style:style style:name="P48" style:family="paragraph" style:parent-style-name="Standard" style:list-style-name="L9">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49" style:family="paragraph" style:parent-style-name="Standard" style:list-style-name="L10">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50" style:family="paragraph" style:parent-style-name="Standard" style:list-style-name="L11">
      <style:paragraph-properties fo:text-align="start" style:justify-single-word="false"/>
      <style:text-properties fo:font-size="13pt" style:text-underline-style="none" fo:font-weight="bold" officeooo:rsid="0023efc6" officeooo:paragraph-rsid="0023efc6" style:font-size-asian="11.3500003814697pt" style:font-weight-asian="bold" style:font-size-complex="13pt" style:font-weight-complex="bold"/>
    </style:style>
    <style:style style:name="P51" style:family="paragraph" style:parent-style-name="Standard" style:list-style-name="L12">
      <style:paragraph-properties fo:text-align="start" style:justify-single-word="false"/>
      <style:text-properties fo:font-size="13pt" style:text-underline-style="none" fo:font-weight="bold" officeooo:rsid="0024722e" officeooo:paragraph-rsid="0024722e" style:font-size-asian="11.3500003814697pt" style:font-weight-asian="bold" style:font-size-complex="13pt" style:font-weight-complex="bold"/>
    </style:style>
    <style:style style:name="P52" style:family="paragraph" style:parent-style-name="Standard">
      <style:paragraph-properties fo:text-align="start" style:justify-single-word="false"/>
      <style:text-properties fo:font-size="13pt" style:text-underline-style="none" fo:font-weight="normal" officeooo:rsid="0028fab8" officeooo:paragraph-rsid="0028fab8" style:font-size-asian="11.3500003814697pt" style:font-weight-asian="normal" style:font-size-complex="13pt" style:font-weight-complex="normal"/>
    </style:style>
    <style:style style:name="P53" style:family="paragraph" style:parent-style-name="Standard">
      <style:paragraph-properties fo:text-align="start" style:justify-single-word="false"/>
      <style:text-properties fo:font-size="13pt" style:text-underline-style="none" fo:font-weight="normal" officeooo:rsid="00118433" officeooo:paragraph-rsid="002c63ad" style:font-size-asian="11.3500003814697pt" style:font-weight-asian="normal" style:font-size-complex="13pt" style:font-weight-complex="normal"/>
    </style:style>
    <style:style style:name="P54" style:family="paragraph" style:parent-style-name="Standard">
      <style:paragraph-properties fo:text-align="start" style:justify-single-word="false"/>
      <style:text-properties fo:font-size="13pt" style:text-underline-style="none" fo:font-weight="normal" officeooo:rsid="00118433" officeooo:paragraph-rsid="002e115a" style:font-size-asian="11.3500003814697pt" style:font-weight-asian="normal" style:font-size-complex="13pt" style:font-weight-complex="normal"/>
    </style:style>
    <style:style style:name="P55" style:family="paragraph" style:parent-style-name="Standard">
      <style:paragraph-properties fo:text-align="start" style:justify-single-word="false"/>
      <style:text-properties fo:font-size="13pt" style:text-underline-style="none" fo:font-weight="normal" officeooo:rsid="00118433" officeooo:paragraph-rsid="002e855d" style:font-size-asian="11.3500003814697pt" style:font-weight-asian="normal" style:font-size-complex="13pt" style:font-weight-complex="normal"/>
    </style:style>
    <style:style style:name="P56"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18433" officeooo:paragraph-rsid="002c19a5" style:font-size-asian="11.3500003814697pt" style:font-weight-asian="normal" style:font-size-complex="13pt" style:font-weight-complex="normal"/>
    </style:style>
    <style:style style:name="P57"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118433" officeooo:paragraph-rsid="0028fab8" style:font-size-asian="11.3500003814697pt" style:font-weight-asian="normal" style:font-size-complex="13pt" style:font-weight-complex="normal"/>
    </style:style>
    <style:style style:name="P58"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18433" officeooo:paragraph-rsid="00118433" style:font-size-asian="13.1000003814697pt" style:font-weight-asian="normal" style:font-size-complex="15pt" style:font-weight-complex="normal"/>
    </style:style>
    <style:style style:name="T1" style:family="text">
      <style:text-properties style:text-underline-style="none"/>
    </style:style>
    <style:style style:name="T2" style:family="text">
      <style:text-properties style:text-underline-style="none" officeooo:rsid="00118433"/>
    </style:style>
    <style:style style:name="T3" style:family="text">
      <style:text-properties style:text-underline-style="none" officeooo:rsid="0011d5f7"/>
    </style:style>
    <style:style style:name="T4" style:family="text">
      <style:text-properties style:text-underline-style="none" officeooo:rsid="00123402"/>
    </style:style>
    <style:style style:name="T5" style:family="text">
      <style:text-properties style:text-underline-style="none" officeooo:rsid="0012896d"/>
    </style:style>
    <style:style style:name="T6" style:family="text">
      <style:text-properties style:text-underline-style="none" officeooo:rsid="00148bfc"/>
    </style:style>
    <style:style style:name="T7" style:family="text">
      <style:text-properties style:text-underline-style="none" fo:font-weight="bold" officeooo:rsid="00148bfc" style:font-weight-asian="bold" style:font-weight-complex="bold"/>
    </style:style>
    <style:style style:name="T8" style:family="text">
      <style:text-properties style:text-underline-style="none" fo:font-weight="bold" officeooo:rsid="00153b32" style:font-weight-asian="bold" style:font-weight-complex="bold"/>
    </style:style>
    <style:style style:name="T9" style:family="text">
      <style:text-properties style:text-underline-style="none" fo:font-weight="bold" officeooo:rsid="0017ab0e" style:font-weight-asian="bold" style:font-weight-complex="bold"/>
    </style:style>
    <style:style style:name="T10" style:family="text">
      <style:text-properties style:text-underline-style="none" fo:font-weight="normal" officeooo:rsid="00148bfc" style:font-weight-asian="normal" style:font-weight-complex="normal"/>
    </style:style>
    <style:style style:name="T11" style:family="text">
      <style:text-properties style:text-underline-style="none" fo:font-weight="normal" officeooo:rsid="00153b32" style:font-weight-asian="normal" style:font-weight-complex="normal"/>
    </style:style>
    <style:style style:name="T12" style:family="text">
      <style:text-properties style:text-underline-style="none" fo:font-weight="normal" officeooo:rsid="00161389" style:font-weight-asian="normal" style:font-weight-complex="normal"/>
    </style:style>
    <style:style style:name="T13" style:family="text">
      <style:text-properties style:text-underline-style="none" fo:font-weight="normal" officeooo:rsid="0017ab0e" style:font-weight-asian="normal" style:font-weight-complex="normal"/>
    </style:style>
    <style:style style:name="T14" style:family="text">
      <style:text-properties style:text-underline-style="none" officeooo:rsid="00272e05"/>
    </style:style>
    <style:style style:name="T15" style:family="text">
      <style:text-properties style:text-underline-style="none" officeooo:rsid="00274ded"/>
    </style:style>
    <style:style style:name="T16" style:family="text">
      <style:text-properties style:text-underline-style="none" officeooo:rsid="0028fab8"/>
    </style:style>
    <style:style style:name="T17" style:family="text">
      <style:text-properties style:text-underline-style="none" officeooo:rsid="002a9d3d"/>
    </style:style>
    <style:style style:name="T18" style:family="text">
      <style:text-properties style:text-underline-style="none" officeooo:rsid="002c19a5"/>
    </style:style>
    <style:style style:name="T19" style:family="text">
      <style:text-properties style:text-underline-style="none" officeooo:rsid="002c63ad"/>
    </style:style>
    <style:style style:name="T20" style:family="text">
      <style:text-properties officeooo:rsid="0017fabd"/>
    </style:style>
    <style:style style:name="T21" style:family="text">
      <style:text-properties officeooo:rsid="00195703"/>
    </style:style>
    <style:style style:name="T22" style:family="text">
      <style:text-properties officeooo:rsid="00203e30"/>
    </style:style>
    <style:style style:name="T23" style:family="text">
      <style:text-properties officeooo:rsid="001a3317"/>
    </style:style>
    <style:style style:name="T24" style:family="text">
      <style:text-properties officeooo:rsid="001aa842"/>
    </style:style>
    <style:style style:name="T25" style:family="text">
      <style:text-properties officeooo:rsid="001bdd89"/>
    </style:style>
    <style:style style:name="T26" style:family="text">
      <style:text-properties officeooo:rsid="0022307f"/>
    </style:style>
    <style:style style:name="T27" style:family="text">
      <style:text-properties officeooo:rsid="001d338b"/>
    </style:style>
    <style:style style:name="T28" style:family="text">
      <style:text-properties officeooo:rsid="001f30a7"/>
    </style:style>
    <style:style style:name="T29" style:family="text">
      <style:text-properties officeooo:rsid="001bd917"/>
    </style:style>
    <style:style style:name="T30" style:family="text">
      <style:text-properties fo:font-size="13pt" officeooo:rsid="001bd917" style:font-size-asian="11.3500003814697pt" style:font-size-complex="13pt"/>
    </style:style>
    <style:style style:name="T31" style:family="text">
      <style:text-properties fo:font-size="13pt" fo:font-weight="bold" officeooo:rsid="001bd917" style:font-size-asian="11.3500003814697pt" style:font-weight-asian="bold" style:font-size-complex="13pt" style:font-weight-complex="bold"/>
    </style:style>
    <style:style style:name="T32" style:family="text">
      <style:text-properties fo:font-size="13pt" style:text-underline-style="none" officeooo:rsid="001d1c1e" style:font-size-asian="11.3500003814697pt" style:font-size-complex="13pt"/>
    </style:style>
    <style:style style:name="T33" style:family="text">
      <style:text-properties fo:font-size="13pt" style:text-underline-style="none" officeooo:rsid="001e6ba5" style:font-size-asian="11.3500003814697pt" style:font-size-complex="13pt"/>
    </style:style>
    <style:style style:name="T34" style:family="text">
      <style:text-properties fo:font-size="13pt" style:text-underline-style="none" officeooo:rsid="001f8884" style:font-size-asian="11.3500003814697pt" style:font-size-complex="13pt"/>
    </style:style>
    <style:style style:name="T35" style:family="text">
      <style:text-properties fo:font-size="13pt" style:text-underline-style="none" officeooo:rsid="001f99c1" style:font-size-asian="11.3500003814697pt" style:font-size-complex="13pt"/>
    </style:style>
    <style:style style:name="T36" style:family="text">
      <style:text-properties fo:font-size="13pt" style:text-underline-style="none" officeooo:rsid="00222c8f" style:font-size-asian="11.3500003814697pt" style:font-size-complex="13pt"/>
    </style:style>
    <style:style style:name="T37" style:family="text">
      <style:text-properties fo:font-size="13pt" style:text-underline-style="none" officeooo:rsid="0023efc6" style:font-size-asian="11.3500003814697pt" style:font-size-complex="13pt"/>
    </style:style>
    <style:style style:name="T38" style:family="text">
      <style:text-properties fo:font-size="13pt" style:text-underline-style="none" officeooo:rsid="0024722e" style:font-size-asian="11.3500003814697pt" style:font-size-complex="13pt"/>
    </style:style>
    <style:style style:name="T39" style:family="text">
      <style:text-properties fo:font-size="13pt" style:text-underline-style="none" officeooo:rsid="0025f284" style:font-size-asian="11.3500003814697pt" style:font-size-complex="13pt"/>
    </style:style>
    <style:style style:name="T40" style:family="text">
      <style:text-properties fo:font-size="13pt" style:text-underline-style="none" officeooo:rsid="002661ce" style:font-size-asian="11.3500003814697pt" style:font-size-complex="13pt"/>
    </style:style>
    <style:style style:name="T41" style:family="text">
      <style:text-properties fo:font-size="13pt" style:text-underline-style="none" officeooo:rsid="00272e05" style:font-size-asian="11.3500003814697pt" style:font-size-complex="13pt"/>
    </style:style>
    <style:style style:name="T42" style:family="text">
      <style:text-properties fo:font-size="13pt" style:text-underline-style="none" fo:font-weight="normal" officeooo:rsid="001d1c1e" style:font-size-asian="11.3500003814697pt" style:font-weight-asian="normal" style:font-size-complex="13pt" style:font-weight-complex="normal"/>
    </style:style>
    <style:style style:name="T43" style:family="text">
      <style:text-properties officeooo:rsid="001f8884"/>
    </style:style>
    <style:style style:name="T44" style:family="text">
      <style:text-properties officeooo:rsid="002c63ad"/>
    </style:style>
    <style:style style:name="T45" style:family="text">
      <style:text-properties officeooo:rsid="002e115a"/>
    </style:style>
    <style:style style:name="T46" style:family="text">
      <style:text-properties officeooo:rsid="002e855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Βασική δομή του ScorpioFS</text:p>
      <text:p text:style-name="P4"/>
      <text:p text:style-name="P1"><text:span text:style-name="T2"><text:tab/>Το ScorpioFS αποτελείται απ</text:span><text:span text:style-name="T4">ό </text:span><text:span text:style-name="T2">δ</text:span><text:span text:style-name="T3">ύ</text:span><text:span text:style-name="T2">ο βασ</text:span><text:span text:style-name="T4">ι</text:span><text:span text:style-name="T2">κά κομμάτια. </text:span><text:span text:style-name="T5">Το πρώτο κομμάτι είναι αυτό που υλοποιεί το Chord πρωτόκολλο (package unipi.p2p.chord.*) και το άλλο είναι αυτό που ασχολείται με το filesystem (package fuse.scorpiofs.*). Για την υλοποίηση του virtual filesystem χρησιμοποιήθηκε το fuse και συγκεκριμένα το binding για Java, το fuse-j.</text:span></text:p>
      <text:p text:style-name="P5"/>
      <text:p text:style-name="P5"/>
      <text:p text:style-name="P29"><text:span text:style-name="T29">f</text:span>use.scorpiofs</text:p>
      <text:p text:style-name="P30"/>
      <text:p text:style-name="P1"><text:span text:style-name="T5"><text:tab/></text:span><text:span text:style-name="T6">Το πακέτο </text:span><text:span text:style-name="T7">fuse.scorpiofs </text:span><text:span text:style-name="T10">περιέχει την κλάση ScorpioFS.java όπου υλοποιεί το Filesystem3 του fuse-j. Δηλαδή κάνει implement μεθόδους για τη λειτουργία του συστήματος αρχείων. </text:span><text:span text:style-name="T11">Οι μέθοδοι που υλοποιεί είναι βασικές λειτουργίες ενός filesystem και είναι απαιτούμενες από το fuse.</text:span></text:p>
      <text:p text:style-name="P6"/>
      <text:p text:style-name="P6"/>
      <text:p text:style-name="P29">fuse.scorpiofs.util</text:p>
      <text:p text:style-name="P30"/>
      <text:p text:style-name="P1"><text:span text:style-name="T11"><text:tab/>Το πακέτο </text:span><text:span text:style-name="T8">fuse.scorpiofs.util</text:span><text:span text:style-name="T11"> περιέχει βοηθητικές κλάσεις για την ιεραρχική αποθήκευση της δομής του filesystem μας. Αυτές είναι οι εξής: DataList.java, DataObject.java, FsNode.java, FsTree.java. Αυτές είναι οι βασικές κλάσεις που χρησιμοποιούνται από τις μεθόδους της fuse.scorpiofs.ScorpioFS. </text:span><text:span text:style-name="T12">Η κλάση DataList κρατάει μία λίστα από instances της DataObject. Ένα instance της DataObject αντιστοιχεί σε ένα chunk ενός αρχείου, επομένως ένα instance της DataList ουσιαστικά περιέχει όλα τα DataObject ενός αρχείου. </text:span><text:span text:style-name="T13">Η κλάση FsNode, κρατάει πληροφορίες για ένα node στο σύστημα αρχείων πχ. ένα κατάλογο. Το FsTree είναι μία συλλογή από FsNode και ουσιαστικά είναι η δομή του filesystem. Η κλάση FsTree γίνεται serialize ώστε κάθε φορά που κάνουμε mount το filesystem, να ανακτούμε τη δομή του. Η κλάση FsTree γίνεται serialize στη main της fuse.scorpiofs.ScorpioFS με όνομα αρχείου fstree. Δηλαδή τα </text:span><text:span text:style-name="T9">metadata</text:span><text:span text:style-name="T13"> του filesystem αποθηκεύονται σε αυτό το αρχείο.</text:span></text:p>
      <text:p text:style-name="P7"/>
      <text:p text:style-name="P7"/>
      <text:p text:style-name="P32">fuse.scorpiofs.util.test</text:p>
      <text:p text:style-name="P31"/>
      <text:p text:style-name="P34"><text:tab/><text:span text:style-name="T30">Το πακέτο </text:span><text:span text:style-name="T31">fuse.scorpiofs.util.test</text:span><text:span text:style-name="T30"> περιέχει δοκιμαστικές κλάσεις και δεν χρησιμοποιούνται πουθενά εκτός από την μέθοδο mknod της κλάσης fuse.scorpiofs.ScorpioFS.</text:span></text:p>
      <text:p text:style-name="P8"/>
      <text:p text:style-name="P32">Παραδείγματα λειτουργίας του ScorpioFS</text:p>
      <text:p text:style-name="P34"/>
      <text:p text:style-name="P22">Πως αποθηκεύεται η ιεραρχία των καταλόγων/αρχείων στο ScorpioFS.</text:p>
      <text:p text:style-name="P24"/>
      <text:p text:style-name="P23"/>
      <text:list xml:id="list968570297" text:style-name="L1">
        <text:list-item>
          <text:p text:style-name="P40">cp /home/antonis/a.avi /tmp/tmp</text:p>
        </text:list-item>
      </text:list>
      <text:p text:style-name="P25"><text:span text:style-name="T20"><text:tab/>Αρχικά καλείται η μέθοδος mknode() από την κλάση ScorpioFS. Για ορίσματα παίρνει </text:span><text:soft-page-break/><text:span text:style-name="T20">το όνομα του αρχείου, το mode που θα έχει και ένα rdev(?). Για παράδειγμα mknode(“/tmp/tmp/a.avi”,666,rdev). Έπειτα δημιουργείται ένα instance της κλάσης FsNode </text:span><text:span text:style-name="T21">(temp_node)</text:span><text:span text:style-name="T20">. Χωρίζεται το path (πρώτο argument της mknode) στο όνομα του αρχείου </text:span><text:span text:style-name="T21">(filename)</text:span><text:span text:style-name="T20"> και στο parent directory </text:span><text:span text:style-name="T21">(parentPath)</text:span><text:span text:style-name="T20">. </text:span><text:span text:style-name="T21">Υπάρχει ήδη ένα instance του υπάρχοντος FsTree οπότε μέσω της μεθόδου getNode() της κλάσης FsTree, μας επιστρέφει σαν node το parent directory (parentNode).</text:span></text:p>
      <text:p text:style-name="P26"/>
      <text:p text:style-name="P26"><text:tab/>Στη συνέχεια ορίζουμε κάποια χαρακτηριστικά του temp_node, δηλαδή του αρχείου όπως αν είναι directory ή αρχείο, το μέγεθος, το filename, το πλήρες path, τα δικαιώματα του αρχείου και <text:s/>ορίζουμε ως parent αυτού του αρχείου, το parentNode. </text:p>
      <text:p text:style-name="P26"/>
      <text:p text:style-name="P26"><text:tab/>Προσθέτουμε το parentNode σαν παιδί το temp_node μέσω της μεθόδου FsNode.addChild()</text:p>
      <text:p text:style-name="P25"><text:span text:style-name="T21">Δημιουργ</text:span><text:span text:style-name="T22">εί</text:span><text:span text:style-name="T21">ται ένα instance της κλάσης DataObject όπου χωρίζει το αρχείο σε chunks (dataobjects) και προσθέτει όλα τα dataobjects που αποτελούν το αρχείο σε ένα datalist και τέλος “δένει” τον κόμβο temp_node (a.avi) με τη συγκεκριμένη datalist.</text:span></text:p>
      <text:p text:style-name="P26"/>
      <text:p text:style-name="P25"><text:span text:style-name="T21"><text:tab/></text:span><text:span text:style-name="T23">Τέλος καλείται η ScorpioFS.write(), όπου βρίσκει το node από το FsTree που πρόκειται να γράψει στο δίσκο και παίρνει τα dataobject του node, κάθε φορά με διαφορετικό offset ώστε να διαβάσει όλο το αρχείο. Καλεί τη DataObject.writeBytes() με όρισμα ένα byteBuffer που είναι τα δεδομένα και το offset. Αυτή αναλαμβάνει να τα γράψει στο δίσκο αφού πρώτα βρει αν τα δεδομένα βρίσκονται στο δίκτυο ή στο δίσκο (στην περίπτωσή μας είναι στο δίσκο).</text:span></text:p>
      <text:p text:style-name="P27"/>
      <text:p text:style-name="P27"/>
      <text:list xml:id="list1418107963" text:style-name="L2">
        <text:list-item>
          <text:p text:style-name="P41">mkdir /tmp/tmp/music</text:p>
        </text:list-item>
      </text:list>
      <text:p text:style-name="P25"><text:span text:style-name="T24"><text:tab/></text:span><text:span text:style-name="T25">Αρχικά καλείται η μέθοδος mkdir() της κλάσης ScorpioFS με ορίσματα το path του νέου καταλόγου και τα δικαιώματα που θα έχει. Για παράδειγμα mkdir(“/tmp/tmp/music”,666). Δημιουργ</text:span><text:span text:style-name="T26">εί</text:span><text:span text:style-name="T25">ται ένα instance της κλάσης FsNode (temp_node). Το string path χωρίζεται σε parentPath που είναι οι κατάλογοι πάνω από αυτό που θέλουμε να φτιάξουμε και στο filename που είναι το όνομα του καταλόγου που θέλουμε να δημιουργήσουμε. </text:span><text:span text:style-name="T27">Βρίσκουμε το node που αντιπροσωπεύει το parentPath. Έπειτα ορίζουμε στο temp_node ότι </text:span><text:span text:style-name="T28">είναι κατάλογος, ότι το όνομά του είναι το fileName με full path το path από τα ορίσματα, για parent node βάζει τον parentNode, ορίζει τα δικαιώματα του καταλόγου και έπειτα στο node parentNode προστίθεται ως “παιδί” το temp_node, δηλαδή ο κατάλογος που θέλουμε να δημιουργήσουμε.</text:span></text:p>
      <text:p text:style-name="P28"/>
      <text:p text:style-name="P28"/>
      <text:list xml:id="list1676536092" text:style-name="L3">
        <text:list-item>
          <text:p text:style-name="P42">rmdir /tmp/tmp/music</text:p>
        </text:list-item>
      </text:list>
      <text:p text:style-name="P21"><text:tab/>Για την διαγραφή ενός καταλόγου πχ. του /tmp/tmp/music καλείται η μέθοδος ScorpioFS.rmdir. Παίρνει σαν όρισμα το path του καταλόγου που θέλουμε να διαγράψουμε. Στη συνέχεια χωρίζει το path στο parentPath που είναι οι κατάλογοι πάνω από τον συγκεκριμένο και στο fileName που είναι το όνομα του συγκεκριμένου καταλόγου. Δημιουργεί ένα αντικείμενο parentNode που είναι το parentPath αλλά τύπου FsNode. Από το τελευταίο αφαιρεί το παιδί που έχει όνομα ίδιο με τον κατάλογο που θέλουμε να διαγράψουμε.</text:p>
      <text:p text:style-name="P21"/>
      <text:p text:style-name="P21"/>
      <text:p text:style-name="P32"><text:soft-page-break/>Ιδέες προς υλοποίηση</text:p>
      <text:p text:style-name="P2"/>
      <text:p text:style-name="P9"><text:tab/><text:span text:style-name="T43">Όλα τα παρακάτω προϋποθέτουν ότι το αρχείο με τα metadata στέλνεται και αυτό στο δίκτυο όπως τα υπόλοιπα αρχεία.</text:span></text:p>
      <text:p text:style-name="P10"/>
      <text:list xml:id="list260508180" text:style-name="L4">
        <text:list-item>
          <text:p text:style-name="P43">Symmetric encrypted metadata</text:p>
        </text:list-item>
      </text:list>
      <text:p text:style-name="P36"><text:span text:style-name="T32"><text:tab/></text:span><text:span text:style-name="T42">Τα metadata ενός χρήστη, δηλαδή το fstree είναι ζωτικής σημασίας για την ανάκτηση του filesystem. Επίσης στο σενάριο των διαφορετικών άγνωστων κόμβων στο δίκτυο είναι άκρως ευαίσθητα καθώς αν κάποιος κακόβουλος χρήστης ζητήσει τα metadata ενός άλλου χρήστη, τότε θα μπορέσει να έχει το filesystem του τελευταίου χρήστη. Η συμμετρική κρυπτογράφηση του metadata αρχείου είναι ιδανική για αυτή την περίπτωση. Έτσι μόνο αυτός που γνωρίζει τον κωδικό θα μπορεί να ανακτήσει το filesystem.</text:span></text:p>
      <text:p text:style-name="P11"/>
      <text:list xml:id="list2004565086" text:style-name="L5">
        <text:list-item>
          <text:p text:style-name="P44">Serialize metadata file</text:p>
        </text:list-item>
      </text:list>
      <text:p text:style-name="P37"><text:span text:style-name="T33"><text:tab/>Το αρχείο με τα metadata μπορεί να γίνει αρκετά μεγάλο σε μέγεθος αν το filesystem μας έχει μεγάλο “βάθος” στους καταλόγους και πολλά αρχεία. </text:span><text:span text:style-name="T34">Όταν το αρχείο </text:span><text:span text:style-name="T35">γίνει αρκετά μεγάλο, σε ορισμένους κόμβους που η μνήμη RAM δεν είναι </text:span><text:span text:style-name="T39">μεγάλη</text:span><text:span text:style-name="T35"> ίσως υπάρξει πρόβλημα. Μία λύση θα ήταν το αρχείο να μένει στο σκληρό δίσκο και να ανακτάται μόνο ότι ζητάει ο χρήστης.</text:span></text:p>
      <text:p text:style-name="P12"/>
      <text:list xml:id="list546018548" text:style-name="L6">
        <text:list-item>
          <text:p text:style-name="P45">Chunk popularity for metadata file (????????)</text:p>
        </text:list-item>
      </text:list>
      <text:p text:style-name="P13"><text:tab/>Αν το αρχείο με τα metadata γίνει πολύ μεγάλο τότε όπως όλα τα υπόλοιπα αρχεία θα σπάσει σε διάφορα chunks και έπειτα θα διαμοιραστεί στους υπόλοιπους κόμβους του δικτύου. Μία λύση για να μην φέρνει όλα τα chunks είναι να κρατάμε κάπου για κάθε chunk τη δημοτικότητά του, δηλαδή πόσες φορές έχει κληθεί. Με αυτό τον τρόπο υπάρχει πιθανότητα να φέρουμε ένα chunk το οποίο θα χρησιμοποιηθεί χωρίς να χρειαστεί να φέρουμε και τα υπόλοιπα που ίσως να μην τα χρησιμοποιήσουμε. </text:p>
      <text:p text:style-name="P13"/>
      <text:list xml:id="list638350541" text:style-name="L7">
        <text:list-item>
          <text:p text:style-name="P46">Fetch random chunks for metadata file</text:p>
        </text:list-item>
      </text:list>
      <text:p text:style-name="P14"><text:tab/>Όπως έχει αναφερθεί το αρχείο με τα metadata είναι ευαίσθητο στο σενάριο των διαφορετικών άγνωστων χρηστών στο p2p δίκτυο. Αν δεν κρυπτογραφούμε το αρχείο αυτό, τότε κάποιος πολύ εύκολα μπορεί να “δει” από ποια chunks αποτελείται το fstree, να τα καλέσει, να τα συνθέσει και να πάρει το fstree. Αν καλούμε σειριακά τα κομμάτια τότε είναι πολύ εύκολο να συνθέσει το αρχικό fstree ακόμα και αν είναι πολλά τα chunks. Αν όμως καλούμε τυχαία τα κομμάτια του fstree και να το μέγεθός του το επιτρέπει ώστε να είναι αρκετά τα chunks, είναι πάρα πολλοί οι συνδυασμοί που μπορούν να γίνουν ώστε να ανακτηθεί το αρχείο με τα metadata, έτσι καθιστά την ανάκτηση του filesystem υπό προϋποθέσεις αδύνατη.</text:p>
      <text:p text:style-name="P14"/>
      <text:list xml:id="list1023119971" text:style-name="L8">
        <text:list-item>
          <text:p text:style-name="P47">Collaboration – Filesharing</text:p>
        </text:list-item>
      </text:list>
      <text:p text:style-name="P38"><text:span text:style-name="T36"><text:tab/>Επίσης στο μοντέλο των πολλών χρηστών θα ήταν πολύ βολικό να υπήρχε μία υπηρεσία διαμοίρασης αρχείων. </text:span><text:span text:style-name="T37">Ο</text:span><text:span text:style-name="T36">ρίζοντας ότι αυτός ο κατάλογος είναι “Δημόσιος”, θα μπορούν να τον βλέπουν όλοι οι συνδεδεμένοι </text:span><text:span text:style-name="T39">κόμβοι </text:span><text:span text:style-name="T36">στο δίκτυο. Επίσης θα μπορούσαμε να δημιουργούμε “Ομάδες Χρηστών” έτσι ώστε ένα κατάλογος να είναι “Δημόσιος” μόνο στα μέλη της </text:span><text:soft-page-break/><text:span text:style-name="T36">συγκεκριμένης ομάδας χρηστών. Αυτό όμως προϋποθέτει ότι θα υπάρχει κάποιου είδους </text:span><text:span text:style-name="T36">αυθεντικοποίηση στο δίκτυο για τα μέλη του.</text:span></text:p>
      <text:p text:style-name="P15"/>
      <text:list xml:id="list91448554" text:style-name="L9">
        <text:list-item>
          <text:p text:style-name="P48">Statistics</text:p>
        </text:list-item>
      </text:list>
      <text:p text:style-name="P16"><text:tab/>Κάθε κόμβος που συμμετέχει στο δίκτυο να μπορεί να βλέπει διάφορα στατιστικά όπως τον αριθμό των chunks που έχει, τον αριθμό των χρηστών που έχει εξυπηρετήσει κτλ</text:p>
      <text:p text:style-name="P16"/>
      <text:list xml:id="list1246805924" text:style-name="L10">
        <text:list-item>
          <text:p text:style-name="P49">Anonymity</text:p>
        </text:list-item>
      </text:list>
      <text:p text:style-name="P16"><text:tab/>Ανωνυμία στο δίκτυο ώστε να μην μπορεί κάποιος να ξέρει την ip διεύθυνση κάποιου κόμβου ούτε τι αρχεία ζήτησε και γενικά να υπάρχει μία ανωνυμία. Σε αυτό ίσως βοηθήσει το I2P πρωτόκολλο.</text:p>
      <text:p text:style-name="P16"/>
      <text:list xml:id="list960459822" text:style-name="L11">
        <text:list-item>
          <text:p text:style-name="P50">Disk Quota</text:p>
        </text:list-item>
      </text:list>
      <text:p text:style-name="P17"><text:tab/>Προς το παρών κάποιος κόμβος μπορεί να αποθηκεύσει ανεξέλεγκτο μέγεθος αρχείων στο δίσκο του. Μία πολύ χρήσιμη δυνατότητα θα ήταν κάθε κόμβος να μπορεί να ορίζει ένα ανώτατο όριο που μπορεί να αποθηκεύσει. Αν γεμίσει τότε επιστρέφει κατάλληλο μήνυμα και αποθηκεύεται αλλού το αρχείο.</text:p>
      <text:p text:style-name="P17"/>
      <text:list xml:id="list627471571" text:style-name="L12">
        <text:list-item>
          <text:p text:style-name="P51">Trusted Peers</text:p>
        </text:list-item>
      </text:list>
      <text:p text:style-name="P39"><text:span text:style-name="T38"><text:tab/>Σε μερικές από τις παραπάνω λειτουργίες και ίσως σε μελλοντικές χρειάζεται οι κόμβοι με κάποιο τρόπο να αποδείξουν ότι είναι αυτοί που λένε. Αυτό δεν </text:span><text:span text:style-name="T39">μπορεί</text:span><text:span text:style-name="T38"> να γίνει με κάποιο κεντρικό εξυπηρετητή που θα κάνει την αυθεντικοποίηση καθώς τότε δεν θα υπήρχε ένα πλήρως αποκεντρικοποιημένο σύστημα. Η λύση βρίσκεται κάπου εκεί έξω...</text:span></text:p>
      <text:p text:style-name="P18"/>
      <text:p text:style-name="P18"/>
      <text:p text:style-name="P32">Αποσειριακοποίηση fstree και σειριακοποίηση</text:p>
      <text:p text:style-name="P34"/>
      <text:p text:style-name="P33"><text:span text:style-name="T1"><text:tab/></text:span><text:span text:style-name="T40">Το αρχείο fstree γίνεται deserialized στη μέθοδο ScorpioFS.main() μέσω της κλάσης ObjectDiskIO. </text:span><text:span text:style-name="T41">Η θέση και το όνομα του αρχείου περνιέται σαν όρισμα όταν τρέχουμε το service του ScorpioFS. Όταν κάνουμε unmount το directory που μας ενδιαφέρει, τότε καλείται η μέθοδος ScorpioFS.saveFstreeToFile() όπου κάνει serialize το fstree object στην αρχική του θέση.</text:span></text:p>
      <text:p text:style-name="P19"/>
      <text:p text:style-name="P32">How a file is stored</text:p>
      <text:p text:style-name="P35"/>
      <text:p text:style-name="P3"><text:span text:style-name="T1"><text:tab/></text:span><text:span text:style-name="T14">Για να αποθηκευτεί ένα chunk ενός αρχείου στο δίκτυο, αρχικά καλείται η DataObject.toNetwork(). Δημιουργείται ένα αντικείμενο τύπου RemoteChordNode, θέτει κάποιες τιμές ελέγχου και αφαιρεί από τη μνήμη (LinkedList) το αντικείμενο (object). Δημιουργείται ένα αντικείμενο stor_object τύπου Storage. Έπειτα, βρίσκει τον successor για το συγκεκριμένο object/chunk/file. Αν ο successor δεν έχει ήδη το συγκεκριμένο ID (dataID) τότε καλείται η RemoteChordNode.put() </text:span><text:span text:style-name="T15">όπου αποθηκεύει το chunk.</text:span></text:p>
      <text:p text:style-name="P20"/>
      <text:p text:style-name="P20"/>
      <text:p text:style-name="P20"/>
      <text:p text:style-name="P32"><text:soft-page-break/>How a file is revoked</text:p>
      <text:p text:style-name="P34"/>
      <text:p text:style-name="P57"><text:span text:style-name="T1"><text:tab/></text:span><text:span text:style-name="T16">Για να ανακτήσουμε ένα αντικείμενο από το δίκτυο, καλείται η μέθοδος DataObject.fromNetwork(). Δημιουργείται ένα νέο αντικείμενο τύπου RemoteChordNode, αναζητείται ο successor για το συγκεκριμένο dataID. Αν δεν βρεθεί τοπικά, τότε γίνεται lookup στους κόμβους του δικτύου. Όταν και αν βρεθεί, μέσω της μεθόδου </text:span><text:span text:style-name="T14">RemoteChordNode.</text:span><text:span text:style-name="T16">get</text:span><text:span text:style-name="T14">() </text:span><text:span text:style-name="T16">και Storage.getData() ανακτάται το object/chunk/file και τοποθετείται στη μνήμη (LinkedList)</text:span></text:p>
      <text:p text:style-name="P52"/>
      <text:p text:style-name="P56"><text:span text:style-name="T18"/></text:p>
      <text:p text:style-name="P32">Some Statistics</text:p>
      <text:p text:style-name="P53"><text:span text:style-name="T44">2 Nodes, 500 MB, </text:span><text:span text:style-name="T45">copy </text:span><text:span text:style-name="T44">-&gt; 2m21.440s / 0m25.078s</text:span></text:p>
      <text:p text:style-name="P54"><text:span text:style-name="T44">2 Nodes, 500 MB, </text:span><text:span text:style-name="T45">remove -&gt; 0m15.079s / 0m0.057s</text:span></text:p>
      <text:p text:style-name="P55"><text:span text:style-name="T46">2 Nodes, 1GB, copy -&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4T16:30:43</meta:creation-date>
    <dc:date>2011-03-07T19:04:32</dc:date>
    <meta:editing-duration>PT08H58M39S</meta:editing-duration>
    <meta:editing-cycles>30</meta:editing-cycles>
    <meta:generator>OpenOffice.org/3.2$Linux OpenOffice.org_project/320m19$Build-9505</meta:generator>
    <meta:document-statistic meta:table-count="0" meta:image-count="0" meta:object-count="0" meta:page-count="5" meta:paragraph-count="50" meta:word-count="1524" meta:character-count="10049"/>
  </office:meta>
</office:document-meta>
</file>